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normal" style:font-weight-asian="normal" style:font-weight-complex="normal"/>
    </style:style>
    <style:style style:name="P4" style:family="paragraph" style:parent-style-name="Table_20_Contents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$u$$test1$$/u$</text:p>
      <text:p text:style-name="P2">$test2$ $br$$test2$</text:p>
      <text:p text:style-name="P2"><text:span text:style-name="T1">$</text:span>test3$ $sbr$$sbr$$tes<text:span text:style-name="T1">t3$</text:span></text:p>
      <text:p text:style-name="P3">$i$$b$$test4$$/b$ $test4$$/i$</text:p>
      <text:p text:style-name="P3"><draw:frame text:anchor-type="paragraph" draw:z-index="0" draw:style-name="gr1" svg:width="5.742cm" svg:height="0.976cm" svg:x="0.113cm" svg:y="0.404cm"><draw:text-box><text:p>$u$$s$$test6$ <text:span text:style-name="T1">$te</text:span>st6$$/u$$/s$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$b$$te</text:span>st5$$/b$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14T16:17:30.82</meta:creation-date>
    <dc:date>2014-12-15T12:45:43.48</dc:date>
    <meta:editing-duration>PT5M57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5" meta:word-count="8" meta:character-count="101"/>
  </office:meta>
</office:document-meta>
</file>